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9A0000019A11EA22065DE68612.png" manifest:media-type="image/png"/>
  <manifest:file-entry manifest:full-path="Pictures/100000000000019A0000019AF49A72D250990722.png" manifest:media-type="image/png"/>
  <manifest:file-entry manifest:full-path="Pictures/100000000000019A0000019A42259CBFE3843C4D.png" manifest:media-type="image/png"/>
  <manifest:file-entry manifest:full-path="Pictures/100000000000019A0000019AE619C71718D0AF6E.png" manifest:media-type="image/png"/>
  <manifest:file-entry manifest:full-path="Pictures/100000000000019A0000019A5EF463FF3D329352.png" manifest:media-type="image/png"/>
  <manifest:file-entry manifest:full-path="Pictures/100000000000019A0000019A91BB2AA5ECA2CD96.png" manifest:media-type="image/png"/>
  <manifest:file-entry manifest:full-path="Pictures/100000000000019A0000019A998461AFD0364F0A.png" manifest:media-type="image/png"/>
  <manifest:file-entry manifest:full-path="Pictures/100000000000019A0000019A80AF938744137E0E.png" manifest:media-type="image/png"/>
  <manifest:file-entry manifest:full-path="Pictures/100000000000019A0000019ADA8CD8CE8C475EAA.png" manifest:media-type="image/png"/>
  <manifest:file-entry manifest:full-path="Pictures/100000000000019A0000019AFEB8D929081A690E.png" manifest:media-type="image/png"/>
  <manifest:file-entry manifest:full-path="Pictures/100000000000019A0000019A9B69CD83D54DED52.png" manifest:media-type="image/png"/>
  <manifest:file-entry manifest:full-path="Pictures/100000000000019A0000019A6430909BE7200975.png" manifest:media-type="image/png"/>
  <manifest:file-entry manifest:full-path="Pictures/100000000000019A0000019A0614A2F0B6E66640.png" manifest:media-type="image/png"/>
  <manifest:file-entry manifest:full-path="Pictures/100000000000019A0000019A2BAC47DF074AAEC2.png" manifest:media-type="image/png"/>
  <manifest:file-entry manifest:full-path="Pictures/100000000000019A0000019A019A84DB475A9541.png" manifest:media-type="image/png"/>
  <manifest:file-entry manifest:full-path="Pictures/100000000000019A0000019AA4D486A6F6F437A4.png" manifest:media-type="image/png"/>
  <manifest:file-entry manifest:full-path="Pictures/100000000000019A0000019A762BF54B2DD8981D.png" manifest:media-type="image/png"/>
  <manifest:file-entry manifest:full-path="Pictures/100000000000019A0000019A2A8CAE1444A394AB.png" manifest:media-type="image/png"/>
  <manifest:file-entry manifest:full-path="Pictures/100000000000019A0000019A270244E56D55848B.png" manifest:media-type="image/png"/>
  <manifest:file-entry manifest:full-path="Pictures/100000000000019A0000019AB730BF83E18732F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002cm" svg:height="6.002cm" svg:x="0.999cm" svg:y="0.999cm">
          <draw:image xlink:href="Pictures/100000000000019A0000019A42259CBFE3843C4D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0.999cm">
          <draw:image xlink:href="Pictures/100000000000019A0000019A11EA22065DE6861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0.999cm">
          <draw:image xlink:href="Pictures/100000000000019A0000019A5EF463FF3D32935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0.999cm" svg:y="6.999cm">
          <draw:image xlink:href="Pictures/100000000000019A0000019A91BB2AA5ECA2CD96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6.999cm">
          <draw:image xlink:href="Pictures/100000000000019A0000019A998461AFD0364F0A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6.999cm">
          <draw:image xlink:href="Pictures/100000000000019A0000019AE619C71718D0AF6E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0.999cm" svg:y="12.999cm">
          <draw:image xlink:href="Pictures/100000000000019A0000019AF49A72D25099072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12.999cm">
          <draw:image xlink:href="Pictures/100000000000019A0000019A80AF938744137E0E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12.999cm">
          <draw:image xlink:href="Pictures/100000000000019A0000019ADA8CD8CE8C475EAA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0.999cm" svg:y="18.999cm">
          <draw:image xlink:href="Pictures/100000000000019A0000019AFEB8D929081A690E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18.999cm">
          <draw:image xlink:href="Pictures/100000000000019A0000019A9B69CD83D54DED5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18.999cm">
          <draw:image xlink:href="Pictures/100000000000019A0000019A6430909BE7200975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02cm" svg:height="6.002cm" svg:x="0.999cm" svg:y="0.999cm">
          <draw:image xlink:href="Pictures/100000000000019A0000019A0614A2F0B6E66640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0.999cm">
          <draw:image xlink:href="Pictures/100000000000019A0000019A2BAC47DF074AAEC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0.999cm">
          <draw:image xlink:href="Pictures/100000000000019A0000019AA4D486A6F6F437A4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0.999cm" svg:y="6.999cm">
          <draw:image xlink:href="Pictures/100000000000019A0000019A762BF54B2DD8981D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6.999cm">
          <draw:image xlink:href="Pictures/100000000000019A0000019A2A8CAE1444A394AB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12.999cm" svg:y="6.999cm">
          <draw:image xlink:href="Pictures/100000000000019A0000019A270244E56D55848B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0.999cm" svg:y="12.999cm">
          <draw:image xlink:href="Pictures/100000000000019A0000019AB730BF83E18732F2.png" xlink:type="simple" xlink:show="embed" xlink:actuate="onLoad" draw:mime-type="image/png">
            <text:p/>
          </draw:image>
        </draw:frame>
        <draw:frame draw:style-name="gr1" draw:text-style-name="P1" draw:layer="layout" svg:width="6.002cm" svg:height="6.002cm" svg:x="6.999cm" svg:y="12.999cm">
          <draw:image xlink:href="Pictures/100000000000019A0000019A019A84DB475A95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1T16:18:42.812000000</meta:creation-date>
    <dc:date>2025-12-21T16:25:46.992000000</dc:date>
    <meta:editing-duration>PT7M5S</meta:editing-duration>
    <meta:editing-cycles>1</meta:editing-cycles>
    <meta:document-statistic meta:object-count="20"/>
    <meta:generator>LibreOffice/7.5.4.2$Windows_X86_64 LibreOffice_project/36ccfdc35048b057fd9854c757a8b67ec53977b6</meta:generator>
  </office:meta>
</office:document-meta>
</file>